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d35c6" officeooo:paragraph-rsid="000d35c6"/>
    </style:style>
    <style:style style:name="P2" style:family="paragraph" style:parent-style-name="Standard">
      <style:text-properties officeooo:rsid="000d35c6" officeooo:paragraph-rsid="000d35c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2268418" text:style-name="L1">
        <text:list-item>
          <text:p text:style-name="P1">Async v threads</text:p>
          <text:list>
            <text:list-item>
              <text:p text:style-name="P1">thread creation and context switching has overhead</text:p>
              <text:list>
                <text:list-item>
                  <text:p text:style-name="P1">The decision often depends on the intended system and architecture your program will be running on.</text:p>
                </text:list-item>
              </text:list>
            </text:list-item>
          </text:list>
        </text:list-item>
      </text:list>
      <text:p text:style-name="P2"/>
      <text:list xml:id="list123837147585391" text:continue-numbering="true" text:style-name="L1">
        <text:list-item>
          <text:p text:style-name="P1">Threads</text:p>
          <text:list>
            <text:list-item>
              <text:p text:style-name="P1">State</text:p>
              <text:list>
                <text:list-item>
                  <text:p text:style-name="P1">detached – joinable</text:p>
                </text:list-item>
              </text:list>
            </text:list-item>
            <text:list-item>
              <text:p text:style-name="P1">shared buffer</text:p>
              <text:list>
                <text:list-item>
                  <text:p text:style-name="P1">mutex</text:p>
                </text:list-item>
                <text:list-item>
                  <text:p text:style-name="P1">lock – unlock</text:p>
                </text:list-item>
              </text:list>
            </text:list-item>
            <text:list-item>
              <text:p text:style-name="P1">dead lock</text:p>
              <text:list>
                <text:list-item>
                  <text:p text:style-name="P1">threads get stuck waiting for eachother and hang indefinitely </text:p>
                </text:list-item>
              </text:list>
            </text:list-item>
            <text:list-item>
              <text:p text:style-name="P1">race condition</text:p>
              <text:list>
                <text:list-item>
                  <text:p text:style-name="P1">threads are supposed to be executed in a specific order, but due to the scheduling of the threads, they get executed in the incorrect order</text:p>
                  <text:list>
                    <text:list-item>
                      <text:p text:style-name="P1">this can often be caused by external factors, memory or some other non-dterministic factors. Reproducing this error can be very difficult sometimes</text:p>
                    </text:list-item>
                  </text:list>
                </text:list-item>
              </text:list>
            </text:list-item>
            <text:list-item>
              <text:p text:style-name="P1">shared resources</text:p>
            </text:list-item>
            <text:list-item>
              <text:p text:style-name="P1">callback events</text:p>
            </text:list-item>
          </text:list>
        </text:list-item>
        <text:list-item>
          <text:p text:style-name="P1">Input</text:p>
          <text:list>
            <text:list-item>
              <text:p text:style-name="P1">canonical mode</text:p>
              <text:list>
                <text:list-item>
                  <text:p text:style-name="P1">.c_lflag &amp;= ~ICANON</text:p>
                  <text:list>
                    <text:list-item>
                      <text:p text:style-name="P1">bitwise and with the inverse of the Icanon flag – truns off canonical mode</text:p>
                    </text:list-item>
                  </text:list>
                </text:list-item>
                <text:list-item>
                  <text:p text:style-name="P1">.c_lflag |= ICANON</text:p>
                  <text:list>
                    <text:list-item>
                      <text:p text:style-name="P1"/>
                    </text:list-item>
                  </text:list>
                </text:list-item>
                <text:list-item>
                  <text:p text:style-name="P1">.c_cc[VMIN] = 1</text:p>
                </text:list-item>
                <text:list-item>
                  <text:p text:style-name="P1">.c_cc[VTIME] = 0</text:p>
                </text:list-item>
                <text:list-item>
                  <text:p text:style-name="P1">in canonical mode a read on the serial port will not return until a new line EOF or EOL</text:p>
                  <text:list>
                    <text:list-item>
                      <text:p text:style-name="P1">read always returns a new line</text:p>
                    </text:list-item>
                  </text:list>
                </text:list-item>
                <text:list-item>
                  <text:p text:style-name="P1">in non-canonical mode a read on the serial port will not wait until the new line</text:p>
                  <text:list>
                    <text:list-item>
                      <text:p text:style-name="P1">the number of bytes read depends on the MIN and TIME settings</text:p>
                      <text:list>
                        <text:list-item>
                          <text:p text:style-name="P1">MIN – sets the minimum number of characters to wait for</text:p>
                          <text:list>
                            <text:list-item>
                              <text:p text:style-name="P1">if zero it returns as many characters as possble</text:p>
                            </text:list-item>
                            <text:list-item>
                              <text:p text:style-name="P1">if &gt; 0 it waits for that number of characters to be present before returning</text:p>
                            </text:list-item>
                          </text:list>
                        </text:list-item>
                        <text:list-item>
                          <text:p text:style-name="P1">TIME – sets the amount of time to elapse before the read returns</text:p>
                        </text:list-item>
                        <text:list-item>
                          <text:p text:style-name="P1">when both are greater than 0, the read returns on whichever is condition is met firs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1:03:02.385025053</meta:creation-date>
    <dc:date>2022-11-01T12:38:34.907926994</dc:date>
    <meta:editing-duration>PT1H35M33S</meta:editing-duration>
    <meta:editing-cycles>1</meta:editing-cycles>
    <meta:document-statistic meta:table-count="0" meta:image-count="0" meta:object-count="0" meta:page-count="1" meta:paragraph-count="34" meta:word-count="276" meta:character-count="1409" meta:non-whitespace-character-count="1193"/>
    <meta:generator>LibreOffice/7.4.2.3$Linux_X86_64 LibreOffice_project/40$Build-3</meta:generator>
  </office:meta>
</office:document-meta>
</file>